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.81cm" svg:height="1.279cm" draw:transform="skewX (-0.0062831853071784) rotate (-0.006632251158764) translate (8.493cm 10.131cm)">
          <text:p text:style-name="P1"><text:span text:style-name="T1">USDS</text:span><text:span text:style-name="T1"><text:line-break/></text:span><text:span text:style-name="T1">START</text:span></text:p>
        </draw:ellipse>
        <draw:rect draw:style-name="gr1" draw:text-style-name="P1" draw:layer="layout" svg:width="5.08cm" svg:height="1.524cm" svg:x="7.731cm" svg:y="12.049cm">
          <text:p text:style-name="P1"><text:span text:style-name="T1">Load eCFR </text:span><text:span text:style-name="T1"><text:line-break/></text:span><text:span text:style-name="T1">JSON API Config File</text:span></text:p>
        </draw:rect>
        <draw:rect draw:style-name="gr1" draw:text-style-name="P2" draw:layer="layout" svg:width="5.08cm" svg:height="1.143cm" svg:x="7.731cm" svg:y="14.335cm">
          <text:p text:style-name="P2">RestTemplate</text:p>
        </draw:rect>
        <draw:rect draw:style-name="gr1" draw:text-style-name="P2" draw:layer="layout" svg:width="6.096cm" svg:height="1.651cm" svg:x="7.096cm" svg:y="16.24cm">
          <text:p text:style-name="P2">Save JSON To<text:line-break/>Local File System</text:p>
        </draw:rect>
        <draw:rect draw:style-name="gr1" draw:text-style-name="P1" draw:layer="layout" svg:width="5.08cm" svg:height="1.524cm" svg:x="7.604cm" svg:y="18.526cm">
          <text:p text:style-name="P1"><text:span text:style-name="T1">Load USDS </text:span><text:span text:style-name="T1"><text:line-break/></text:span><text:span text:style-name="T1">JSON API Config File</text:span></text:p>
        </draw:rect>
        <draw:rect draw:style-name="gr1" draw:text-style-name="P2" draw:layer="layout" svg:width="5.08cm" svg:height="1.143cm" svg:x="7.604cm" svg:y="20.685cm">
          <text:p text:style-name="P2">Services Ready</text:p>
        </draw:rect>
        <draw:line draw:style-name="gr2" draw:text-style-name="P2" draw:layer="layout" svg:x1="10.244cm" svg:y1="13.573cm" svg:x2="10.244cm" svg:y2="14.335cm">
          <text:p/>
        </draw:line>
        <draw:line draw:style-name="gr2" draw:text-style-name="P2" draw:layer="layout" svg:x1="10.271cm" svg:y1="11.414cm" svg:x2="10.271cm" svg:y2="12.049cm">
          <text:p/>
        </draw:line>
        <draw:line draw:style-name="gr2" draw:text-style-name="P2" draw:layer="layout" svg:x1="10.271cm" svg:y1="15.478cm" svg:x2="10.271cm" svg:y2="16.24cm">
          <text:p/>
        </draw:line>
        <draw:line draw:style-name="gr2" draw:text-style-name="P2" draw:layer="layout" svg:x1="10.271cm" svg:y1="17.891cm" svg:x2="10.271cm" svg:y2="18.526cm">
          <text:p/>
        </draw:line>
        <draw:line draw:style-name="gr2" draw:text-style-name="P2" draw:layer="layout" svg:x1="10.271cm" svg:y1="20.05cm" svg:x2="10.271cm" svg:y2="20.6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11-28T19:21:36.63</meta:creation-date>
    <dc:date>2025-11-28T19:30:35.08</dc:date>
    <meta:editing-duration>PT8M58S</meta:editing-duration>
    <meta:editing-cycles>1</meta:editing-cycles>
    <meta:document-statistic meta:object-count="11"/>
    <meta:generator>OpenOffice/4.1.15$Win32 OpenOffice.org_project/4115m2$Build-9813</meta:generator>
  </office:meta>
</office:document-meta>
</file>